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officeooo:rsid="001b57b0" officeooo:paragraph-rsid="001b57b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style:text-underline-style="none" fo:font-weight="bold" officeooo:rsid="001b57b0" officeooo:paragraph-rsid="001b57b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style:text-underline-style="none" fo:font-weight="bold" officeooo:rsid="003194d4" officeooo:paragraph-rsid="003194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style:text-underline-style="none" fo:font-weight="bold" officeooo:rsid="0031da89" officeooo:paragraph-rsid="0031da89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alibri" style:text-underline-style="none" fo:font-weight="normal" officeooo:rsid="001b57b0" officeooo:paragraph-rsid="001b57b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1b57b0" officeooo:paragraph-rsid="001b57b0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b57b0" officeooo:paragraph-rsid="001b57b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b57b0" officeooo:paragraph-rsid="001e792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b57b0" officeooo:paragraph-rsid="0022c85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e7928" officeooo:paragraph-rsid="001e7928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202e16" officeooo:paragraph-rsid="0020bde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27ad9b" officeooo:paragraph-rsid="0027ad9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28cc45" officeooo:paragraph-rsid="0028cc4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ef0b5" officeooo:paragraph-rsid="002ef0b5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2ef0b5" officeooo:paragraph-rsid="002ef0b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31da89" officeooo:paragraph-rsid="0031da8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342b23" officeooo:paragraph-rsid="00342b2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39fbd0" officeooo:paragraph-rsid="0039fbd0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3a4f90" officeooo:paragraph-rsid="003a4f9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3aa0fa" officeooo:paragraph-rsid="003aa0fa" style:font-weight-asian="normal" style:font-weight-complex="normal"/>
    </style:style>
    <style:style style:name="T1" style:family="text">
      <style:text-properties officeooo:rsid="001d3be8"/>
    </style:style>
    <style:style style:name="T2" style:family="text">
      <style:text-properties officeooo:rsid="00202e16"/>
    </style:style>
    <style:style style:name="T3" style:family="text">
      <style:text-properties officeooo:rsid="0020bde9"/>
    </style:style>
    <style:style style:name="T4" style:family="text">
      <style:text-properties officeooo:rsid="0022c85a"/>
    </style:style>
    <style:style style:name="T5" style:family="text">
      <style:text-properties officeooo:rsid="0025ce8e"/>
    </style:style>
    <style:style style:name="T6" style:family="text">
      <style:text-properties officeooo:rsid="0027cc5d"/>
    </style:style>
    <style:style style:name="T7" style:family="text">
      <style:text-properties fo:font-weight="bold" officeooo:rsid="0028cc45" style:font-weight-asian="bold" style:font-weight-complex="bold"/>
    </style:style>
    <style:style style:name="T8" style:family="text">
      <style:text-properties fo:font-weight="bold" officeooo:rsid="002ef0b5" style:font-weight-asian="bold" style:font-weight-complex="bold"/>
    </style:style>
    <style:style style:name="T9" style:family="text">
      <style:text-properties officeooo:rsid="002a6f5d"/>
    </style:style>
    <style:style style:name="T10" style:family="text">
      <style:text-properties officeooo:rsid="002b8f70"/>
    </style:style>
    <style:style style:name="T11" style:family="text">
      <style:text-properties officeooo:rsid="002ef0b5"/>
    </style:style>
    <style:style style:name="T12" style:family="text">
      <style:text-properties officeooo:rsid="00305c9c"/>
    </style:style>
    <style:style style:name="T13" style:family="text">
      <style:text-properties officeooo:rsid="0035c947"/>
    </style:style>
    <style:style style:name="T14" style:family="text">
      <style:text-properties officeooo:rsid="003744fc"/>
    </style:style>
    <style:style style:name="T15" style:family="text">
      <style:text-properties officeooo:rsid="0039fb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uise JEAN-CAMPANA</text:p>
      <text:p text:style-name="P5">CART 253-A</text:p>
      <text:p text:style-name="P1"/>
      <text:p text:style-name="P1">Written proposal – Project 2</text:p>
      <text:p text:style-name="P1"/>
      <text:p text:style-name="P2"><text:tab/><text:span text:style-name="T11">S</text:span>ubject <text:span text:style-name="T11">and Description</text:span></text:p>
      <text:p text:style-name="P2"/>
      <text:p text:style-name="P10">Since I got in Montreal for my exchange semester, I found myself interested in some new subjects. I have thought a lot about how to create a new habits and to familiarize myself with new places. T<text:span text:style-name="T2">he creation of a new routine in a new place is closely related to memory and the creation of new memories. I found this process of familiarization really moving as it goes with a lot of changes.</text:span></text:p>
      <text:p text:style-name="P10"/>
      <text:p text:style-name="P11">I obviously would love to encourage people to experience it but I know that it couldn’t be possible for everyone. To share my reflexions, <text:span text:style-name="T4">I chose to work on a sort of simulation inspired by my exchange semester</text:span>. </text:p>
      <text:p text:style-name="P11"/>
      <text:p text:style-name="P11"><text:span text:style-name="T3">I started to think about that for my first project where I represented my appartment and give an impression of a morning routine. The action was only taking place in an appartment. For my second project I would like to dig in this concept and aesthetic.</text:span></text:p>
      <text:p text:style-name="P11"/>
      <text:p text:style-name="P9"><text:span text:style-name="T5">If we think about it, a routine is just a repeted sequence of actions. Those actions could have differents parameters as their location, duration, with or around wich people. The sequence has its parameters too : how often the sequence is repeted and for how long. As a sequence is repeted frequently and time goes by, as the routine is set.</text:span></text:p>
      <text:p text:style-name="P12">Once again, if we think about it our daily lives are just several routines intertwinked. We can observe sequences of actions that we organized <text:span text:style-name="T6">according to our way to divide time (year, month, week, day…). To create an immersive enough experience I have to simulate those different routines with their own rythm and differents sequence of tasks or events.</text:span></text:p>
      <text:p text:style-name="P12"/>
      <text:p text:style-name="P3">Time</text:p>
      <text:p text:style-name="P15">To add some interactivity and immersion I have chosen to present a form of game rather than a simulation. I could add time limits to complete differents lists of tasks or a minimum number of tasks completed in a period of time. <text:span text:style-name="T14">In either case, a timer or a clock would be displayed in the top left corner of the window.</text:span> That would <text:span text:style-name="T12">emphasize the relation to time that has its importance in the concept of a routine. </text:span></text:p>
      <text:p text:style-name="P3">Location</text:p>
      <text:p text:style-name="P13">It would be <text:span text:style-name="T12">presented as </text:span>a patchwork of differents maps. To emphasize the importance of the <text:span text:style-name="T9">relation</text:span> between places and actions in memory I need the user to be able to navigate between different places where they could do specific actions. <text:span text:style-name="T10">Each places would be presented as a map and there would be a map of a neighborhood that would be a sort of interface through which the user could navigate between places.</text:span></text:p>
      <text:p text:style-name="P3">Tasks</text:p>
      <text:p text:style-name="P17">The whole effect of routine is based on tasks. Those are all the things we have or we want to do that drives our lifestyles. <text:span text:style-name="T13">This could increase the engagement from the user. They would be displayed on the different maps as icons. Once done, they would appear on the right of the window.</text:span></text:p>
      <text:p text:style-name="P4">Events</text:p>
      <text:p text:style-name="P16">A routine can’t be a routine if its not broke<text:span text:style-name="T15">n</text:span> sometimes.</text:p>
      <text:p text:style-name="P3">Immersion</text:p>
      <text:p text:style-name="P16"><text:soft-page-break/>sound ambiance of places and tasks</text:p>
      <text:p text:style-name="P12"/>
      <text:p text:style-name="P12"/>
      <text:p text:style-name="P12"><text:tab/><text:span text:style-name="T7">Design</text:span></text:p>
      <text:p text:style-name="P12"><text:span text:style-name="T7"/></text:p>
      <text:p text:style-name="P13">I would like to keep the aesthetic of the appartment map of my first project</text:p>
      <text:p text:style-name="P9"/>
      <text:p text:style-name="P18">icons color</text:p>
      <text:p text:style-name="P18">map bw</text:p>
      <text:p text:style-name="P19">user and people</text:p>
      <text:p text:style-name="P9"/>
      <text:p text:style-name="P6"><text:tab/><text:span text:style-name="T8">Technical challenges</text:span></text:p>
      <text:p text:style-name="P6"><text:span text:style-name="T8"/></text:p>
      <text:p text:style-name="P14">walls constrain</text:p>
      <text:p text:style-name="P14">relationship with time.</text:p>
      <text:p text:style-name="P20">Sound ambi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8:34:14.524000000</meta:creation-date>
    <dc:date>2021-11-10T22:39:08.001000000</dc:date>
    <meta:editing-duration>PT58M9S</meta:editing-duration>
    <meta:editing-cycles>16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28" meta:word-count="547" meta:character-count="3055" meta:non-whitespace-character-count="2530"/>
  </office:meta>
</office:document-meta>
</file>